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Adithya Nair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8a10b53">1. Homework</text:a></text:p>
          <text:p text:style-name="Contents_20_2"><text:a xlink:type="simple" xlink:href="#orgd1f200e">1.1. Practice Sheet 1</text:a></text:p>
          <text:p text:style-name="Contents_20_3"><text:a xlink:type="simple" xlink:href="#orgc52ab5d">1.1.1. Question 1</text:a></text:p>
          <text:p text:style-name="Contents_20_3"><text:a xlink:type="simple" xlink:href="#org2ee357d">1.1.2. Question 2</text:a></text:p>
          <text:p text:style-name="Contents_20_3"><text:a xlink:type="simple" xlink:href="#org155a5ca">1.1.3. Question 3</text:a></text:p>
          <text:p text:style-name="Contents_20_3"><text:a xlink:type="simple" xlink:href="#org24e54a1">1.1.4. Question 4</text:a></text:p>
          <text:p text:style-name="Contents_20_3"><text:a xlink:type="simple" xlink:href="#orga857aa4">1.1.5. Question 5</text:a></text:p>
          <text:p text:style-name="Contents_20_3"><text:a xlink:type="simple" xlink:href="#org1b4c9be">1.1.6. Question 6</text:a></text:p>
          <text:p text:style-name="Contents_20_3"><text:a xlink:type="simple" xlink:href="#org50422c8">1.1.7. Question 7</text:a></text:p>
          <text:p text:style-name="Contents_20_3"><text:a xlink:type="simple" xlink:href="#org93747a2">1.1.8. Question 9</text:a></text:p>
          <text:p text:style-name="Contents_20_3"><text:a xlink:type="simple" xlink:href="#org59e7d1b">1.1.9. Question 10</text:a></text:p>
        </text:index-body>
      </text:table-of-content>
      <text:h text:style-name="Heading_20_1" text:outline-level="1" text:is-list-header="false">
<text:bookmark-start text:name="OrgXref.org8a10b53"/>
<text:bookmark text:name="org8a10b53"/>Homework
<text:bookmark-end text:name="OrgXref.org8a10b53"/></text:h>
      <text:h text:style-name="Heading_20_2" text:outline-level="2" text:is-list-header="false">
<text:bookmark-start text:name="OrgXref.orgd1f200e"/>
<text:bookmark text:name="orgd1f200e"/>Practice Sheet 1
<text:bookmark-end text:name="OrgXref.orgd1f200e"/></text:h>
      <text:h text:style-name="Heading_20_3" text:outline-level="3" text:is-list-header="false">
<text:bookmark-start text:name="OrgXref.orgc52ab5d"/>
<text:bookmark text:name="orgc52ab5d"/>Question 1
<text:bookmark-end text:name="OrgXref.orgc52ab5d"/></text:h>
      <text:p text:style-name="OrgSrcBlock"><text:span text:style-name="OrgSrcFontLockCommentDelimiterFace">%<text:s/></text:span><text:span text:style-name="OrgSrcFontLockCommentFace">1</text:span></text:p>
      <text:p text:style-name="OrgSrcBlock">D<text:s/><text:span text:style-name="OrgSrcFontLockBuiltinFace">=</text:span><text:s/>diag([<text:span text:style-name="OrgSrcHighlightNumbersNumber">24</text:span><text:span text:style-name="OrgSrcFontLockBuiltinFace">,</text:span><text:span text:style-name="OrgSrcHighlightNumbersNumber">10</text:span><text:span text:style-name="OrgSrcFontLockBuiltinFace">,</text:span><text:span text:style-name="OrgSrcHighlightNumbersNumber">5</text:span>])<text:span text:style-name="OrgSrcFontLockBuiltinFace">;</text:span></text:p>
      <text:p text:style-name="OrgSrcBlock">e1<text:s/><text:span text:style-name="OrgSrcFontLockBuiltinFace">=</text:span><text:s/>[<text:span text:style-name="OrgSrcHighlightNumbersNumber">1</text:span><text:span text:style-name="OrgSrcFontLockBuiltinFace">;</text:span><text:span text:style-name="OrgSrcHighlightNumbersNumber">1</text:span><text:span text:style-name="OrgSrcFontLockBuiltinFace">;</text:span><text:span text:style-name="OrgSrcHighlightNumbersNumber">0</text:span>]<text:span text:style-name="OrgSrcFontLockBuiltinFace">;</text:span></text:p>
      <text:p text:style-name="OrgSrcBlock">e2<text:s/><text:span text:style-name="OrgSrcFontLockBuiltinFace">=</text:span><text:s/>[<text:span text:style-name="OrgSrcHighlightNumbersNumber">1</text:span><text:span text:style-name="OrgSrcFontLockBuiltinFace">;-</text:span><text:span text:style-name="OrgSrcHighlightNumbersNumber">1</text:span><text:span text:style-name="OrgSrcFontLockBuiltinFace">;</text:span><text:span text:style-name="OrgSrcHighlightNumbersNumber">0</text:span>]<text:span text:style-name="OrgSrcFontLockBuiltinFace">;</text:span></text:p>
      <text:p text:style-name="OrgSrcBlock">e3<text:s/><text:span text:style-name="OrgSrcFontLockBuiltinFace">=</text:span><text:s/>[<text:span text:style-name="OrgSrcHighlightNumbersNumber">0</text:span><text:span text:style-name="OrgSrcFontLockBuiltinFace">;</text:span><text:span text:style-name="OrgSrcHighlightNumbersNumber">0</text:span><text:span text:style-name="OrgSrcFontLockBuiltinFace">;</text:span><text:span text:style-name="OrgSrcHighlightNumbersNumber">1</text:span>]</text:p>
      <text:p text:style-name="OrgSrcBlock">P<text:s/><text:span text:style-name="OrgSrcFontLockBuiltinFace">=</text:span><text:s/>[e1<text:s/>e2<text:s/>e3]<text:span text:style-name="OrgSrcFontLockBuiltinFace">;</text:span></text:p>
      <text:p text:style-name="OrgSrcBlock">A<text:s/><text:span text:style-name="OrgSrcFontLockBuiltinFace">=</text:span><text:s/>P<text:span text:style-name="OrgSrcFontLockBuiltinFace">*</text:span>D<text:span text:style-name="OrgSrcFontLockBuiltinFace">*</text:span>inv(P)</text:p>
      <text:p text:style-name="OrgSrcBlock"><text:span text:style-name="OrgSrcFontLockCommentDelimiterFace">%<text:s/></text:span><text:span text:style-name="OrgSrcFontLockCommentFace">Diagonalization<text:s/>of<text:s/>A^5</text:span></text:p>
      <text:p text:style-name="OrgSrcBlockLastLine">A5<text:s/><text:span text:style-name="OrgSrcFontLockBuiltinFace">=</text:span><text:s/>P<text:span text:style-name="OrgSrcFontLockBuiltinFace">*</text:span>D<text:span text:style-name="OrgSrcFontLockBuiltinFace">^</text:span><text:span text:style-name="OrgSrcHighlightNumbersNumber">5</text:span><text:span text:style-name="OrgSrcFontLockBuiltinFace">*</text:span>inv(P)</text:p>
      <text:h text:style-name="Heading_20_3" text:outline-level="3" text:is-list-header="false">
<text:bookmark-start text:name="OrgXref.org2ee357d"/>
<text:bookmark text:name="org2ee357d"/>Question 2
<text:bookmark-end text:name="OrgXref.org2ee357d"/></text:h>
      <text:p text:style-name="OrgSrcBlock">A<text:s/><text:span text:style-name="OrgSrcFontLockBuiltinFace">=</text:span><text:s/>randi([<text:span text:style-name="OrgSrcFontLockBuiltinFace">-</text:span><text:span text:style-name="OrgSrcHighlightNumbersNumber">3</text:span><text:s/><text:span text:style-name="OrgSrcHighlightNumbersNumber">3</text:span>]<text:span text:style-name="OrgSrcFontLockBuiltinFace">,</text:span><text:span text:style-name="OrgSrcHighlightNumbersNumber">5</text:span><text:span text:style-name="OrgSrcFontLockBuiltinFace">,</text:span><text:span text:style-name="OrgSrcHighlightNumbersNumber">5</text:span>)<text:span text:style-name="OrgSrcFontLockBuiltinFace">;</text:span></text:p>
      <text:p text:style-name="OrgSrcBlock">A<text:s/><text:span text:style-name="OrgSrcFontLockBuiltinFace">=</text:span><text:s/>A<text:s/><text:span text:style-name="OrgSrcFontLockBuiltinFace">-</text:span><text:s/>diag(diag(A))<text:span text:style-name="OrgSrcFontLockBuiltinFace">;</text:span></text:p>
      <text:p text:style-name="OrgSrcBlock">eigenVal<text:s/><text:span text:style-name="OrgSrcFontLockBuiltinFace">=</text:span><text:s/>[<text:span text:style-name="OrgSrcHighlightNumbersNumber">9</text:span><text:span text:style-name="OrgSrcFontLockBuiltinFace">;</text:span><text:span text:style-name="OrgSrcHighlightNumbersNumber">8</text:span><text:span text:style-name="OrgSrcFontLockBuiltinFace">;</text:span><text:span text:style-name="OrgSrcHighlightNumbersNumber">7</text:span><text:span text:style-name="OrgSrcFontLockBuiltinFace">;</text:span><text:span text:style-name="OrgSrcHighlightNumbersNumber">6</text:span><text:span text:style-name="OrgSrcFontLockBuiltinFace">;</text:span><text:span text:style-name="OrgSrcHighlightNumbersNumber">5</text:span>]<text:span text:style-name="OrgSrcFontLockBuiltinFace">;</text:span></text:p>
      <text:p text:style-name="OrgSrcBlock">A<text:s/><text:span text:style-name="OrgSrcFontLockBuiltinFace">=</text:span><text:s/>A<text:s/><text:span text:style-name="OrgSrcFontLockBuiltinFace">+</text:span><text:s/>eye(size(A))<text:span text:style-name="OrgSrcFontLockBuiltinFace">;</text:span></text:p>
      <text:p text:style-name="OrgSrcBlock"/>
      <text:p text:style-name="OrgSrcBlock">A1<text:s/><text:span text:style-name="OrgSrcFontLockBuiltinFace">=</text:span><text:s/>triu(A)<text:span text:style-name="OrgSrcFontLockBuiltinFace">;</text:span></text:p>
      <text:p text:style-name="OrgSrcBlock">A2<text:s/><text:span text:style-name="OrgSrcFontLockBuiltinFace">=</text:span><text:s/>tril(A)<text:span text:style-name="OrgSrcFontLockBuiltinFace">;</text:span></text:p>
      <text:p text:style-name="OrgSrcBlock"/>
      <text:p text:style-name="OrgSrcBlock">newA<text:s/><text:span text:style-name="OrgSrcFontLockBuiltinFace">=</text:span><text:s/>A2<text:span text:style-name="OrgSrcFontLockBuiltinFace">*</text:span>A1<text:span text:style-name="OrgSrcFontLockBuiltinFace">;</text:span></text:p>
      <text:p text:style-name="OrgSrcBlockLastLine">B<text:s/><text:span text:style-name="OrgSrcFontLockBuiltinFace">=</text:span><text:s/>newA<text:span text:style-name="OrgSrcFontLockBuiltinFace">*</text:span>diag(eigenVal)<text:span text:style-name="OrgSrcFontLockBuiltinFace">*</text:span>inv(newA)<text:span text:style-name="OrgSrcFontLockBuiltinFace">;</text:span></text:p>
      <text:h text:style-name="Heading_20_3" text:outline-level="3" text:is-list-header="false">
<text:bookmark-start text:name="OrgXref.org155a5ca"/>
<text:bookmark text:name="org155a5ca"/>Question 3
<text:bookmark-end text:name="OrgXref.org155a5ca"/></text:h>
      <text:p text:style-name="OrgSrcBlock">A<text:s/><text:span text:style-name="OrgSrcFontLockBuiltinFace">=</text:span><text:s/>randi([<text:span text:style-name="OrgSrcFontLockBuiltinFace">-</text:span><text:span text:style-name="OrgSrcHighlightNumbersNumber">100</text:span><text:s/><text:span text:style-name="OrgSrcHighlightNumbersNumber">100</text:span>]<text:span text:style-name="OrgSrcFontLockBuiltinFace">,</text:span><text:span text:style-name="OrgSrcHighlightNumbersNumber">4</text:span><text:span text:style-name="OrgSrcFontLockBuiltinFace">,</text:span><text:span text:style-name="OrgSrcHighlightNumbersNumber">4</text:span>)<text:span text:style-name="OrgSrcFontLockBuiltinFace">;</text:span></text:p>
      <text:p text:style-name="OrgSrcBlock">A<text:s/><text:span text:style-name="OrgSrcFontLockBuiltinFace">=</text:span><text:s/>A<text:s/><text:span text:style-name="OrgSrcFontLockBuiltinFace">-</text:span><text:s/>diag(diag(A))<text:span text:style-name="OrgSrcFontLockBuiltinFace">;</text:span></text:p>
      <text:p text:style-name="OrgSrcBlock">A<text:s/><text:span text:style-name="OrgSrcFontLockBuiltinFace">=</text:span><text:s/>A<text:s/><text:span text:style-name="OrgSrcFontLockBuiltinFace">+</text:span><text:s/>eye(size(A))<text:span text:style-name="OrgSrcFontLockBuiltinFace">;</text:span></text:p>
      <text:p text:style-name="OrgSrcBlock">A1<text:s/><text:span text:style-name="OrgSrcFontLockBuiltinFace">=</text:span><text:s/>triu(A)<text:span text:style-name="OrgSrcFontLockBuiltinFace">;</text:span></text:p>
      <text:p text:style-name="OrgSrcBlock">A2<text:s/><text:span text:style-name="OrgSrcFontLockBuiltinFace">=</text:span><text:s/>tril(A)<text:span text:style-name="OrgSrcFontLockBuiltinFace">;</text:span></text:p>
      <text:p text:style-name="OrgSrcBlock">newA<text:s/><text:span text:style-name="OrgSrcFontLockBuiltinFace">=</text:span><text:s/>A2<text:span text:style-name="OrgSrcFontLockBuiltinFace">*</text:span>A1<text:span text:style-name="OrgSrcFontLockBuiltinFace">;</text:span></text:p>
      <text:p text:style-name="OrgSrcBlockLastLine">det(newA)<text:span text:style-name="OrgSrcFontLockBuiltinFace">;</text:span></text:p>
      <text:h text:style-name="Heading_20_3" text:outline-level="3" text:is-list-header="false">
<text:bookmark-start text:name="OrgXref.org24e54a1"/>
<text:bookmark text:name="org24e54a1"/>Question 4
<text:bookmark-end text:name="OrgXref.org24e54a1"/></text:h>
      <text:p text:style-name="OrgSrcBlock">A<text:s/><text:span text:style-name="OrgSrcFontLockBuiltinFace">=</text:span><text:s/>randi([<text:span text:style-name="OrgSrcFontLockBuiltinFace">-</text:span><text:span text:style-name="OrgSrcHighlightNumbersNumber">9</text:span><text:s/><text:span text:style-name="OrgSrcHighlightNumbersNumber">9</text:span>]<text:span text:style-name="OrgSrcFontLockBuiltinFace">,</text:span><text:span text:style-name="OrgSrcHighlightNumbersNumber">7</text:span><text:span text:style-name="OrgSrcFontLockBuiltinFace">,</text:span><text:span text:style-name="OrgSrcHighlightNumbersNumber">7</text:span>)<text:span text:style-name="OrgSrcFontLockBuiltinFace">;</text:span></text:p>
      <text:p text:style-name="OrgSrcBlock">A<text:s/><text:span text:style-name="OrgSrcFontLockBuiltinFace">=</text:span><text:s/>A<text:s/><text:span text:style-name="OrgSrcFontLockBuiltinFace">-</text:span><text:s/>diag(diag(A))<text:span text:style-name="OrgSrcFontLockBuiltinFace">;</text:span></text:p>
      <text:p text:style-name="OrgSrcBlock">A<text:s/><text:span text:style-name="OrgSrcFontLockBuiltinFace">=</text:span><text:s/>A<text:s/><text:span text:style-name="OrgSrcFontLockBuiltinFace">+</text:span><text:s/>eye(size(A))<text:span text:style-name="OrgSrcFontLockBuiltinFace">;</text:span></text:p>
      <text:p text:style-name="OrgSrcBlock">A1<text:s/><text:span text:style-name="OrgSrcFontLockBuiltinFace">=</text:span><text:s/>triu(A)<text:span text:style-name="OrgSrcFontLockBuiltinFace">;</text:span></text:p>
      <text:p text:style-name="OrgSrcBlock">A2<text:s/><text:span text:style-name="OrgSrcFontLockBuiltinFace">=</text:span><text:s/>tril(A)<text:span text:style-name="OrgSrcFontLockBuiltinFace">;</text:span></text:p>
      <text:p text:style-name="OrgSrcBlock">newA<text:s/><text:span text:style-name="OrgSrcFontLockBuiltinFace">=</text:span><text:s/>A2<text:span text:style-name="OrgSrcFontLockBuiltinFace">*</text:span>A1<text:span text:style-name="OrgSrcFontLockBuiltinFace">;</text:span></text:p>
      <text:p text:style-name="OrgSrcBlock">det(newA)</text:p>
      <text:p text:style-name="OrgSrcBlockLastLine">inv(newA)</text:p>
      <text:h text:style-name="Heading_20_3" text:outline-level="3" text:is-list-header="false">
<text:bookmark-start text:name="OrgXref.orga857aa4"/>
<text:bookmark text:name="orga857aa4"/>Question 5
<text:bookmark-end text:name="OrgXref.orga857aa4"/></text:h>
      <text:p text:style-name="OrgSrcBlock"><text:span text:style-name="OrgSrcFontLockCommentDelimiterFace">%<text:s/></text:span><text:span text:style-name="OrgSrcFontLockCommentFace">Create<text:s/>matrix<text:s/>with<text:s/>det<text:s/>1</text:span></text:p>
      <text:p text:style-name="OrgSrcBlock">A<text:s/><text:span text:style-name="OrgSrcFontLockBuiltinFace">=</text:span><text:s/>randi([<text:span text:style-name="OrgSrcHighlightNumbersNumber">1</text:span><text:s/><text:span text:style-name="OrgSrcHighlightNumbersNumber">100</text:span>]<text:span text:style-name="OrgSrcFontLockBuiltinFace">,</text:span><text:s/><text:span text:style-name="OrgSrcHighlightNumbersNumber">15</text:span><text:span text:style-name="OrgSrcFontLockBuiltinFace">,</text:span><text:span text:style-name="OrgSrcHighlightNumbersNumber">15</text:span>)<text:span text:style-name="OrgSrcFontLockBuiltinFace">;</text:span></text:p>
      <text:p text:style-name="OrgSrcBlock">A<text:s/><text:span text:style-name="OrgSrcFontLockBuiltinFace">=</text:span><text:s/>A<text:s/><text:span text:style-name="OrgSrcFontLockBuiltinFace">-</text:span><text:s/>diag(diag(A))<text:span text:style-name="OrgSrcFontLockBuiltinFace">;</text:span></text:p>
      <text:p text:style-name="OrgSrcBlock">A<text:s/><text:span text:style-name="OrgSrcFontLockBuiltinFace">=</text:span><text:s/>A<text:s/><text:span text:style-name="OrgSrcFontLockBuiltinFace">+</text:span><text:s/>eye(size(A))<text:span text:style-name="OrgSrcFontLockBuiltinFace">;</text:span></text:p>
      <text:p text:style-name="OrgSrcBlock">A1<text:s/><text:span text:style-name="OrgSrcFontLockBuiltinFace">=</text:span><text:s/>triu(A)<text:span text:style-name="OrgSrcFontLockBuiltinFace">;</text:span></text:p>
      <text:p text:style-name="OrgSrcBlock">A2<text:s/><text:span text:style-name="OrgSrcFontLockBuiltinFace">=</text:span><text:s/>tril(A)<text:span text:style-name="OrgSrcFontLockBuiltinFace">;</text:span></text:p>
      <text:p text:style-name="OrgSrcBlock">newA<text:s/><text:span text:style-name="OrgSrcFontLockBuiltinFace">=</text:span><text:s/>A1<text:span text:style-name="OrgSrcFontLockBuiltinFace">*</text:span>A2<text:span text:style-name="OrgSrcFontLockBuiltinFace">;</text:span></text:p>
      <text:p text:style-name="OrgSrcBlock">diagVec<text:s/><text:span text:style-name="OrgSrcFontLockBuiltinFace">=</text:span><text:s/>ones(<text:span text:style-name="OrgSrcHighlightNumbersNumber">15</text:span><text:span text:style-name="OrgSrcFontLockBuiltinFace">,</text:span><text:span text:style-name="OrgSrcHighlightNumbersNumber">1</text:span>)<text:span text:style-name="OrgSrcFontLockBuiltinFace">;</text:span></text:p>
      <text:p text:style-name="OrgSrcBlock">diagVec(end)<text:s/><text:span text:style-name="OrgSrcFontLockBuiltinFace">=</text:span><text:s/><text:span text:style-name="OrgSrcHighlightNumbersNumber">3</text:span><text:span text:style-name="OrgSrcFontLockBuiltinFace">;</text:span></text:p>
      <text:p text:style-name="OrgSrcBlock">S<text:s/><text:span text:style-name="OrgSrcFontLockBuiltinFace">=</text:span><text:s/>diag(diagVec)<text:span text:style-name="OrgSrcFontLockBuiltinFace">;</text:span></text:p>
      <text:p text:style-name="OrgSrcBlock">M<text:s/><text:span text:style-name="OrgSrcFontLockBuiltinFace">=</text:span><text:s/>newA<text:span text:style-name="OrgSrcFontLockBuiltinFace">*</text:span>S<text:span text:style-name="OrgSrcFontLockBuiltinFace">*</text:span>inv(newA)<text:span text:style-name="OrgSrcFontLockBuiltinFace">;</text:span></text:p>
      <text:p text:style-name="OrgSrcBlockLastLine">det(M)</text:p>
      <text:h text:style-name="Heading_20_3" text:outline-level="3" text:is-list-header="false">
<text:bookmark-start text:name="OrgXref.org1b4c9be"/>
<text:bookmark text:name="org1b4c9be"/>Question 6
<text:bookmark-end text:name="OrgXref.org1b4c9be"/></text:h>
      <text:p text:style-name="OrgSrcBlock">A<text:s/><text:span text:style-name="OrgSrcFontLockBuiltinFace">=</text:span><text:s/>[<text:span text:style-name="OrgSrcFontLockBuiltinFace">-</text:span><text:span text:style-name="OrgSrcHighlightNumbersNumber">4</text:span><text:s/><text:span text:style-name="OrgSrcHighlightNumbersNumber">1</text:span><text:s/><text:span text:style-name="OrgSrcHighlightNumbersNumber">1</text:span><text:span text:style-name="OrgSrcFontLockBuiltinFace">;</text:span><text:span text:style-name="OrgSrcHighlightNumbersNumber">1</text:span><text:s/><text:span text:style-name="OrgSrcFontLockBuiltinFace">-</text:span><text:span text:style-name="OrgSrcHighlightNumbersNumber">6</text:span><text:s/><text:span text:style-name="OrgSrcHighlightNumbersNumber">7</text:span><text:span text:style-name="OrgSrcFontLockBuiltinFace">;</text:span><text:s/><text:span text:style-name="OrgSrcHighlightNumbersNumber">1</text:span><text:s/><text:span text:style-name="OrgSrcHighlightNumbersNumber">7</text:span><text:s/><text:span text:style-name="OrgSrcFontLockBuiltinFace">-</text:span><text:span text:style-name="OrgSrcHighlightNumbersNumber">9</text:span>]<text:span text:style-name="OrgSrcFontLockBuiltinFace">;</text:span></text:p>
      <text:p text:style-name="OrgSrcBlock">P<text:s/><text:span text:style-name="OrgSrcFontLockBuiltinFace">=</text:span><text:s/>randi(<text:span text:style-name="OrgSrcHighlightNumbersNumber">15</text:span><text:span text:style-name="OrgSrcFontLockBuiltinFace">,</text:span><text:span text:style-name="OrgSrcHighlightNumbersNumber">3</text:span>)<text:span text:style-name="OrgSrcFontLockBuiltinFace">;</text:span></text:p>
      <text:p text:style-name="OrgSrcBlock">B<text:s/><text:span text:style-name="OrgSrcFontLockBuiltinFace">=</text:span><text:s/>P<text:span text:style-name="OrgSrcFontLockBuiltinFace">*</text:span>A<text:span text:style-name="OrgSrcFontLockBuiltinFace">*</text:span>inv(P)</text:p>
      <text:p text:style-name="OrgSrcBlock">P<text:s/><text:span text:style-name="OrgSrcFontLockBuiltinFace">=</text:span><text:s/>randi(<text:span text:style-name="OrgSrcHighlightNumbersNumber">15</text:span><text:span text:style-name="OrgSrcFontLockBuiltinFace">,</text:span><text:span text:style-name="OrgSrcHighlightNumbersNumber">3</text:span>)<text:span text:style-name="OrgSrcFontLockBuiltinFace">;</text:span></text:p>
      <text:p text:style-name="OrgSrcBlockLastLine">C<text:s/><text:span text:style-name="OrgSrcFontLockBuiltinFace">=</text:span><text:s/>P<text:span text:style-name="OrgSrcFontLockBuiltinFace">*</text:span>A<text:span text:style-name="OrgSrcFontLockBuiltinFace">*</text:span>inv(P)</text:p>
      <text:h text:style-name="Heading_20_3" text:outline-level="3" text:is-list-header="false">
<text:bookmark-start text:name="OrgXref.org50422c8"/>
<text:bookmark text:name="org50422c8"/>Question 7
<text:bookmark-end text:name="OrgXref.org50422c8"/></text:h>
      <text:p text:style-name="OrgSrcBlock">A<text:s/><text:span text:style-name="OrgSrcFontLockBuiltinFace">=</text:span><text:s/>randi([<text:span text:style-name="OrgSrcHighlightNumbersNumber">1</text:span><text:s/><text:span text:style-name="OrgSrcHighlightNumbersNumber">9</text:span>]<text:span text:style-name="OrgSrcFontLockBuiltinFace">,</text:span><text:span text:style-name="OrgSrcHighlightNumbersNumber">10</text:span><text:span text:style-name="OrgSrcFontLockBuiltinFace">,</text:span><text:span text:style-name="OrgSrcHighlightNumbersNumber">3</text:span>)<text:span text:style-name="OrgSrcFontLockBuiltinFace">*</text:span>randi([<text:span text:style-name="OrgSrcHighlightNumbersNumber">1</text:span><text:s/><text:span text:style-name="OrgSrcHighlightNumbersNumber">9</text:span>]<text:span text:style-name="OrgSrcFontLockBuiltinFace">,</text:span><text:span text:style-name="OrgSrcHighlightNumbersNumber">3</text:span><text:span text:style-name="OrgSrcFontLockBuiltinFace">,</text:span><text:span text:style-name="OrgSrcHighlightNumbersNumber">5</text:span>)<text:span text:style-name="OrgSrcFontLockBuiltinFace">;</text:span></text:p>
      <text:p text:style-name="OrgSrcBlock">S<text:s/><text:span text:style-name="OrgSrcFontLockBuiltinFace">=</text:span><text:s/>A<text:span text:style-name="OrgSrcFontLockBuiltinFace">*</text:span>A<text:span text:style-name="OrgSrcFontLockBuiltinFace">'</text:span></text:p>
      <text:p text:style-name="OrgSrcBlockLastLine">S<text:s/><text:span text:style-name="OrgSrcFontLockBuiltinFace">=</text:span><text:s/>A<text:span text:style-name="OrgSrcFontLockBuiltinFace">'*</text:span>A</text:p>
      <text:h text:style-name="Heading_20_3" text:outline-level="3" text:is-list-header="false">
<text:bookmark-start text:name="OrgXref.org93747a2"/>
<text:bookmark text:name="org93747a2"/>Question 9
<text:bookmark-end text:name="OrgXref.org93747a2"/></text:h>
      <text:p text:style-name="OrgSrcBlock">A<text:s/><text:span text:style-name="OrgSrcFontLockBuiltinFace">=</text:span><text:s/>randi([<text:span text:style-name="OrgSrcHighlightNumbersNumber">1</text:span><text:s/><text:span text:style-name="OrgSrcHighlightNumbersNumber">9</text:span>]<text:span text:style-name="OrgSrcFontLockBuiltinFace">,</text:span><text:span text:style-name="OrgSrcHighlightNumbersNumber">10</text:span><text:span text:style-name="OrgSrcFontLockBuiltinFace">,</text:span><text:span text:style-name="OrgSrcHighlightNumbersNumber">3</text:span>)<text:span text:style-name="OrgSrcFontLockBuiltinFace">*</text:span>randi([<text:span text:style-name="OrgSrcHighlightNumbersNumber">1</text:span><text:s/><text:span text:style-name="OrgSrcHighlightNumbersNumber">9</text:span>]<text:span text:style-name="OrgSrcFontLockBuiltinFace">,</text:span><text:span text:style-name="OrgSrcHighlightNumbersNumber">3</text:span><text:span text:style-name="OrgSrcFontLockBuiltinFace">,</text:span><text:span text:style-name="OrgSrcHighlightNumbersNumber">5</text:span>)<text:span text:style-name="OrgSrcFontLockBuiltinFace">;</text:span></text:p>
      <text:p text:style-name="OrgSrcBlock">S<text:s/><text:span text:style-name="OrgSrcFontLockBuiltinFace">=</text:span><text:s/>A<text:span text:style-name="OrgSrcFontLockBuiltinFace">*</text:span>A<text:span text:style-name="OrgSrcFontLockBuiltinFace">'</text:span><text:s/></text:p>
      <text:p text:style-name="OrgSrcBlockLastLine">S<text:s/><text:span text:style-name="OrgSrcFontLockBuiltinFace">=</text:span><text:s/>A<text:span text:style-name="OrgSrcFontLockBuiltinFace">'*</text:span>A<text:s/></text:p>
      <text:h text:style-name="Heading_20_3" text:outline-level="3" text:is-list-header="false">
<text:bookmark-start text:name="OrgXref.org59e7d1b"/>
<text:bookmark text:name="org59e7d1b"/>Question 10
<text:bookmark-end text:name="OrgXref.org59e7d1b"/></text:h>
      <text:p text:style-name="OrgSrcBlock">A<text:s/><text:span text:style-name="OrgSrcFontLockBuiltinFace">=</text:span><text:s/>randi([<text:span text:style-name="OrgSrcHighlightNumbersNumber">1</text:span><text:s/><text:span text:style-name="OrgSrcHighlightNumbersNumber">2</text:span>]<text:span text:style-name="OrgSrcFontLockBuiltinFace">,</text:span><text:span text:style-name="OrgSrcHighlightNumbersNumber">4</text:span><text:span text:style-name="OrgSrcFontLockBuiltinFace">,</text:span><text:span text:style-name="OrgSrcHighlightNumbersNumber">4</text:span>)<text:span text:style-name="OrgSrcFontLockBuiltinFace">;</text:span></text:p>
      <text:p text:style-name="OrgSrcBlock">A<text:s/><text:span text:style-name="OrgSrcFontLockBuiltinFace">=</text:span><text:s/>A<text:s/><text:span text:style-name="OrgSrcFontLockBuiltinFace">-</text:span><text:s/>diag(diag(A))<text:span text:style-name="OrgSrcFontLockBuiltinFace">;</text:span></text:p>
      <text:p text:style-name="OrgSrcBlock">A<text:s/><text:span text:style-name="OrgSrcFontLockBuiltinFace">=</text:span><text:s/>A<text:s/><text:span text:style-name="OrgSrcFontLockBuiltinFace">+</text:span><text:s/>eye(size(A))<text:span text:style-name="OrgSrcFontLockBuiltinFace">;</text:span></text:p>
      <text:p text:style-name="OrgSrcBlock">A1<text:s/><text:span text:style-name="OrgSrcFontLockBuiltinFace">=</text:span><text:s/>triu(A)<text:span text:style-name="OrgSrcFontLockBuiltinFace">;</text:span></text:p>
      <text:p text:style-name="OrgSrcBlock">A2<text:s/><text:span text:style-name="OrgSrcFontLockBuiltinFace">=</text:span><text:s/>triu(A)<text:span text:style-name="OrgSrcFontLockBuiltinFace">;</text:span></text:p>
      <text:p text:style-name="OrgSrcBlock">newA<text:s/><text:span text:style-name="OrgSrcFontLockBuiltinFace">=</text:span><text:s/>A2<text:span text:style-name="OrgSrcFontLockBuiltinFace">*</text:span>A1<text:span text:style-name="OrgSrcFontLockBuiltinFace">;</text:span></text:p>
      <text:p text:style-name="OrgSrcBlock">eigVal<text:s/><text:span text:style-name="OrgSrcFontLockBuiltinFace">=</text:span><text:s/>[<text:span text:style-name="OrgSrcHighlightNumbersNumber">1</text:span><text:s/><text:span text:style-name="OrgSrcHighlightNumbersNumber">2</text:span><text:s/><text:span text:style-name="OrgSrcHighlightNumbersNumber">3</text:span><text:s/><text:span text:style-name="OrgSrcHighlightNumbersNumber">4</text:span>]<text:span text:style-name="OrgSrcFontLockBuiltinFace">;</text:span></text:p>
      <text:p text:style-name="OrgSrcBlock">S<text:s/><text:span text:style-name="OrgSrcFontLockBuiltinFace">=</text:span><text:s/>diag(eigVal)<text:span text:style-name="OrgSrcFontLockBuiltinFace">;</text:span></text:p>
      <text:p text:style-name="OrgSrcBlock">D<text:s/><text:span text:style-name="OrgSrcFontLockBuiltinFace">=</text:span><text:s/>newA<text:span text:style-name="OrgSrcFontLockBuiltinFace">*</text:span>S<text:span text:style-name="OrgSrcFontLockBuiltinFace">*</text:span>inv(newA)<text:span text:style-name="OrgSrcFontLockBuiltinFace">;</text:span></text:p>
      <text:p text:style-name="OrgSrcBlock">A<text:s/><text:span text:style-name="OrgSrcFontLockBuiltinFace">=</text:span><text:s/>(D<text:span text:style-name="OrgSrcFontLockBuiltinFace">-</text:span>eigVal(<text:span text:style-name="OrgSrcHighlightNumbersNumber">1</text:span>)<text:span text:style-name="OrgSrcFontLockBuiltinFace">*</text:span>eye(size(A)))</text:p>
      <text:p text:style-name="OrgSrcBlock">B<text:s/><text:span text:style-name="OrgSrcFontLockBuiltinFace">=</text:span><text:s/>(D<text:span text:style-name="OrgSrcFontLockBuiltinFace">-</text:span>eigVal(<text:span text:style-name="OrgSrcHighlightNumbersNumber">2</text:span>)<text:span text:style-name="OrgSrcFontLockBuiltinFace">*</text:span>eye(size(A)))</text:p>
      <text:p text:style-name="OrgSrcBlockLastLine">C<text:s/><text:span text:style-name="OrgSrcFontLockBuiltinFace">=</text:span><text:s/>(D<text:span text:style-name="OrgSrcFontLockBuiltinFace">-</text:span>eigVal(<text:span text:style-name="OrgSrcHighlightNumbersNumber">3</text:span>)<text:span text:style-name="OrgSrcFontLockBuiltinFace">*</text:span>eye(size(A))<text:span text:style-name="OrgSrcFontLockBuiltinFace">*</text:span>(D<text:span text:style-name="OrgSrcFontLockBuiltinFace">-</text:span>eigVal(<text:span text:style-name="OrgSrcHighlightNumbersNumber">4</text:span>)<text:span text:style-name="OrgSrcFontLockBuiltinFace">*</text:span>eye(size(A))))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HighlightNumbersNumber" style:family="text">
      <style:text-properties fo:color="#fab387"/>
    </style:style>
    <style:style style:name="OrgSrcFontLockBuiltinFace" style:family="text">
      <style:text-properties fo:color="#f38ba8"/>
    </style:style>
    <style:style style:name="OrgSrcBlock" style:family="paragraph" style:parent-style-name="Preformatted_20_Text">
      <style:paragraph-properties fo:background-color="#1e1e2e" fo:padding="0.049cm" fo:border="0.51pt solid #000000" style:shadow="none">
        <style:background-image/>
      </style:paragraph-properties>
      <style:text-properties fo:color="#cdd6f4"/>
    </style:style>
    <style:style style:name="OrgSrcFontLockCommentFace" style:family="text">
      <style:text-properties fo:color="#6c7086"/>
    </style:style>
    <style:style style:name="OrgSrcFontLockCommentDelimiterFace" style:family="text">
      <style:text-properties fo:color="#6c7086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dithya Nair</dc:creator>
    <meta:initial-creator>Adithya Nair</meta:initial-creator>
    <dc:date>2024-07-24T23:27:52</dc:date>
    <meta:creation-date>2024-07-24T23:27:52</meta:creation-date>
    <meta:generator>Emacs 29.4 (Org mode 9.8)</meta:generator>
    <meta:keyword/>
    <dc:subject/>
    <dc:title/>
  </office:meta>
</office:document-meta>
</file>